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FMono-Regular" svg:font-family="SFMono-Regular, Consolas, 'Liberation Mono', Menlo, monospac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Standard">
      <style:text-properties officeooo:paragraph-rsid="000dccb1"/>
    </style:style>
    <style:style style:name="P3" style:family="paragraph" style:parent-style-name="Standard">
      <style:paragraph-properties fo:break-before="column"/>
    </style:style>
    <style:style style:name="P4" style:family="paragraph" style:parent-style-name="references">
      <style:paragraph-properties fo:margin-left="0.25in" fo:margin-right="0in" fo:text-indent="-0.25in" style:auto-text-indent="false"/>
    </style:style>
    <style:style style:name="P5" style:family="paragraph" style:parent-style-name="references">
      <style:paragraph-properties fo:margin-left="0.25in" fo:margin-right="0in" fo:line-height="100%" fo:text-align="center" style:justify-single-word="false" fo:text-indent="-0.25in" style:auto-text-indent="false"/>
    </style:style>
    <style:style style:name="P6" style:family="paragraph" style:parent-style-name="Text_20_body">
      <style:text-properties officeooo:rsid="00105819" officeooo:paragraph-rsid="00105819"/>
    </style:style>
    <style:style style:name="P7" style:family="paragraph" style:parent-style-name="Text_20_body">
      <style:paragraph-properties fo:margin-left="0in" fo:margin-right="0in" fo:text-indent="0in" style:auto-text-indent="false"/>
      <style:text-properties fo:language="en" fo:country="US" officeooo:rsid="00105819" officeooo:paragraph-rsid="00105819"/>
    </style:style>
    <style:style style:name="P8" style:family="paragraph" style:parent-style-name="Abstract">
      <style:paragraph-properties fo:margin-left="0in" fo:margin-right="0in" fo:text-indent="0in" style:auto-text-indent="false"/>
      <style:text-properties officeooo:rsid="00105819" officeooo:paragraph-rsid="00105819"/>
    </style:style>
    <style:style style:name="P9" style:family="paragraph" style:parent-style-name="Abstract">
      <style:text-properties officeooo:paragraph-rsid="000dccb1"/>
    </style:style>
    <style:style style:name="P10" style:family="paragraph" style:parent-style-name="Normal_20__28_Web_29_">
      <style:paragraph-properties fo:margin-top="0in" fo:margin-bottom="0in" loext:contextual-spacing="false" fo:line-height="100%"/>
      <style:text-properties fo:language="en" fo:country="CA" officeooo:paragraph-rsid="000d5825"/>
    </style:style>
    <style:style style:name="P11" style:family="paragraph" style:parent-style-name="Normal_20__28_Web_29_">
      <style:paragraph-properties fo:margin-top="0in" fo:margin-bottom="0in" loext:contextual-spacing="false" fo:line-height="100%"/>
      <style:text-properties officeooo:paragraph-rsid="000d5825"/>
    </style:style>
    <style:style style:name="P12" style:family="paragraph" style:parent-style-name="Normal_20__28_Web_29_">
      <style:paragraph-properties fo:margin-top="0in" fo:margin-bottom="0in" loext:contextual-spacing="false" fo:line-height="100%"/>
      <style:text-properties fo:font-size="10pt" fo:language="en" fo:country="CA" officeooo:paragraph-rsid="000d5825" style:font-size-asian="10pt" style:font-size-complex="10pt"/>
    </style:style>
    <style:style style:name="P13" style:family="paragraph" style:parent-style-name="Text_20_body">
      <style:text-properties officeooo:paragraph-rsid="0010ed0f"/>
    </style:style>
    <style:style style:name="P14" style:family="paragraph" style:parent-style-name="Text_20_body">
      <style:text-properties fo:language="en" fo:country="US" officeooo:rsid="00122879" officeooo:paragraph-rsid="00122879"/>
    </style:style>
    <style:style style:name="P15" style:family="paragraph" style:parent-style-name="Text_20_body">
      <style:text-properties officeooo:rsid="0014069d" officeooo:paragraph-rsid="0014069d"/>
    </style:style>
    <style:style style:name="P16" style:family="paragraph" style:parent-style-name="Text_20_body">
      <style:text-properties fo:font-weight="bold" officeooo:rsid="0014069d" officeooo:paragraph-rsid="0014069d" style:font-weight-asian="bold" style:font-weight-complex="bold"/>
    </style:style>
    <style:style style:name="P17" style:family="paragraph" style:parent-style-name="Text_20_body">
      <style:text-properties officeooo:paragraph-rsid="0014069d"/>
    </style:style>
    <style:style style:name="P18" style:family="paragraph" style:parent-style-name="Text_20_body">
      <style:text-properties officeooo:rsid="00193054" officeooo:paragraph-rsid="00193054"/>
    </style:style>
    <style:style style:name="P19" style:family="paragraph" style:parent-style-name="Text_20_body">
      <style:paragraph-properties fo:margin-left="0in" fo:margin-right="0in" fo:text-indent="0in" style:auto-text-indent="false"/>
      <style:text-properties fo:font-size="10pt" officeooo:paragraph-rsid="0014069d" style:font-size-asian="10pt" style:font-size-complex="10pt"/>
    </style:style>
    <style:style style:name="P20" style:family="paragraph" style:parent-style-name="Standard">
      <style:paragraph-properties fo:break-before="column"/>
      <style:text-properties fo:font-size="9pt" officeooo:rsid="000d5825" officeooo:paragraph-rsid="000dccb1" style:font-size-asian="9pt" style:font-size-complex="9pt"/>
    </style:style>
    <style:style style:name="P21" style:family="paragraph" style:parent-style-name="references" style:list-style-name="WWNum8">
      <style:paragraph-properties fo:margin-left="0.2457in" fo:margin-right="0in" fo:text-indent="-0.2457in" style:auto-text-indent="false"/>
    </style:style>
    <style:style style:name="P22" style:family="paragraph" style:parent-style-name="paper_20_title" style:master-page-name="First_20_Page">
      <style:paragraph-properties fo:margin-top="0.1945in" fo:margin-bottom="0.1945in" loext:contextual-spacing="false" style:page-number="auto"/>
      <style:text-properties officeooo:rsid="000dccb1" officeooo:paragraph-rsid="00159dd8" style:letter-kerning="true"/>
    </style:style>
    <style:style style:name="P23" style:family="paragraph" style:parent-style-name="Heading_20_2" style:list-style-name="WWNum4">
      <style:text-properties officeooo:rsid="00105819" officeooo:paragraph-rsid="00105819"/>
    </style:style>
    <style:style style:name="P24" style:family="paragraph" style:parent-style-name="Author">
      <style:paragraph-properties fo:margin-top="0.1945in" fo:margin-bottom="0.1945in" loext:contextual-spacing="false"/>
      <style:text-properties officeooo:paragraph-rsid="00098418"/>
    </style:style>
    <style:style style:name="P25" style:family="paragraph" style:parent-style-name="Heading_20_1" style:list-style-name="WWNum4">
      <style:paragraph-properties fo:margin-left="0in" fo:margin-right="0in" fo:text-indent="0in" style:auto-text-indent="false"/>
    </style:style>
    <style:style style:name="P26" style:family="paragraph" style:parent-style-name="Heading_20_1" style:list-style-name="WWNum4">
      <style:paragraph-properties fo:margin-left="0in" fo:margin-right="0in" fo:text-indent="0in" style:auto-text-indent="false"/>
      <style:text-properties officeooo:rsid="00105819" officeooo:paragraph-rsid="00105819"/>
    </style:style>
    <style:style style:name="P27" style:family="paragraph" style:parent-style-name="Heading_20_1" style:list-style-name="WWNum4">
      <style:paragraph-properties fo:margin-left="0in" fo:margin-right="0in" fo:text-indent="0in" style:auto-text-indent="false"/>
      <style:text-properties officeooo:rsid="00105874" officeooo:paragraph-rsid="00105874"/>
    </style:style>
    <style:style style:name="P28" style:family="paragraph" style:parent-style-name="Heading_20_1" style:list-style-name="WWNum4">
      <style:paragraph-properties fo:margin-left="0in" fo:margin-right="0in" fo:text-indent="0in" style:auto-text-indent="false"/>
      <style:text-properties officeooo:rsid="0010ed0f" officeooo:paragraph-rsid="0010ed0f"/>
    </style:style>
    <style:style style:name="T1" style:family="text">
      <style:text-properties fo:font-size="9pt" style:font-size-asian="9pt" style:font-size-complex="9pt"/>
    </style:style>
    <style:style style:name="T2" style:family="text">
      <style:text-properties fo:font-size="9pt" officeooo:rsid="00075e47" style:font-size-asian="9pt" style:font-size-complex="9pt"/>
    </style:style>
    <style:style style:name="T3" style:family="text">
      <style:text-properties fo:font-size="9pt" officeooo:rsid="000917f3" style:font-size-asian="9pt" style:font-size-complex="9pt"/>
    </style:style>
    <style:style style:name="T4" style:family="text">
      <style:text-properties fo:font-size="9pt" officeooo:rsid="00098418" style:font-size-asian="9pt" style:font-size-complex="9pt"/>
    </style:style>
    <style:style style:name="T5" style:family="text">
      <style:text-properties fo:font-size="9pt" officeooo:rsid="000a8e47" style:font-size-asian="9pt" style:font-size-complex="9pt"/>
    </style:style>
    <style:style style:name="T6" style:family="text">
      <style:text-properties fo:font-size="9pt" officeooo:rsid="000d5825" style:font-size-asian="9pt" style:font-size-complex="9pt"/>
    </style:style>
    <style:style style:name="T7" style:family="text">
      <style:text-properties fo:font-size="9pt" fo:font-style="italic" style:font-size-asian="9pt" style:font-style-asian="italic" style:font-size-complex="9pt"/>
    </style:style>
    <style:style style:name="T8" style:family="text">
      <style:text-properties fo:font-size="9pt" fo:font-style="italic" officeooo:rsid="00098418" style:font-size-asian="9pt" style:font-style-asian="italic" style:font-size-complex="9pt"/>
    </style:style>
    <style:style style:name="T9" style:family="text">
      <style:text-properties fo:font-size="9pt" fo:font-style="italic" officeooo:rsid="000d5825" style:font-size-asian="9pt" style:font-style-asian="italic" style:font-size-complex="9pt"/>
    </style:style>
    <style:style style:name="T10" style:family="text">
      <style:text-properties fo:font-size="9pt" fo:font-style="normal" officeooo:rsid="000dccb1" style:font-size-asian="9pt" style:font-style-asian="normal" style:font-size-complex="9pt" style:font-style-complex="normal"/>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style:font-name-asian="Times New Roman1" style:font-style-asian="italic"/>
    </style:style>
    <style:style style:name="T14" style:family="text">
      <style:text-properties fo:font-style="italic" fo:font-weight="normal" style:font-style-asian="italic" style:font-weight-asian="normal" style:font-style-complex="italic"/>
    </style:style>
    <style:style style:name="T15" style:family="text">
      <style:text-properties style:font-style-complex="italic"/>
    </style:style>
    <style:style style:name="T16" style:family="text">
      <style:text-properties fo:font-weight="bold" style:font-weight-asian="bold" style:font-weight-complex="bold"/>
    </style:style>
    <style:style style:name="T17" style:family="text">
      <style:text-properties fo:font-weight="bold" officeooo:rsid="0014069d" style:font-weight-asian="bold" style:font-weight-complex="bold"/>
    </style:style>
    <style:style style:name="T18" style:family="text">
      <style:text-properties fo:font-variant="normal" fo:text-transform="none" fo:font-style="italic" style:font-style-asian="italic" style:font-style-complex="italic"/>
    </style:style>
    <style:style style:name="T19" style:family="text">
      <style:text-properties fo:color="#ff0000" fo:font-size="10pt" fo:letter-spacing="-0.0008in" style:rfc-language-tag="x-none" fo:font-weight="bold" style:font-name-asian="SimSun" style:font-size-asian="10pt" style:rfc-language-tag-asian="x-none" style:font-weight-asian="bold" style:font-size-complex="10pt"/>
    </style:style>
    <style:style style:name="T20" style:family="text">
      <style:text-properties fo:color="#ff0000" fo:font-size="10pt" fo:letter-spacing="-0.0008in" fo:font-weight="bold" style:font-name-asian="SimSun" style:font-size-asian="10pt" style:rfc-language-tag-asian="x-none" style:font-weight-asian="bold" style:font-size-complex="10pt"/>
    </style:style>
    <style:style style:name="T21" style:family="text">
      <style:text-properties officeooo:rsid="000d5825"/>
    </style:style>
    <style:style style:name="T22" style:family="text">
      <style:text-properties fo:background-color="#00aaad" loext:char-shading-value="0"/>
    </style:style>
    <style:style style:name="T23" style:family="text">
      <style:text-properties fo:font-size="10pt" fo:language="en" fo:country="CA" style:font-size-asian="10pt" style:font-size-complex="10pt"/>
    </style:style>
    <style:style style:name="T24" style:family="text">
      <style:text-properties fo:font-size="10pt" fo:language="en" fo:country="CA" fo:background-color="#ffff00" loext:char-shading-value="0" style:font-size-asian="10pt" style:font-size-complex="10pt"/>
    </style:style>
    <style:style style:name="T25" style:family="text">
      <style:text-properties fo:font-size="10pt" fo:language="en" fo:country="CA" officeooo:rsid="0018f3c6" fo:background-color="#ffff00" loext:char-shading-value="0" style:font-size-asian="10pt" style:font-size-complex="10pt"/>
    </style:style>
    <style:style style:name="T26" style:family="text">
      <style:text-properties fo:font-size="10pt" fo:language="en" fo:country="CA" fo:background-color="#fff200" loext:char-shading-value="0" style:font-size-asian="10pt" style:font-size-complex="10pt"/>
    </style:style>
    <style:style style:name="T27" style:family="text">
      <style:text-properties style:text-underline-style="none" fo:font-weight="normal" officeooo:rsid="002bd6aa" style:text-underline-mode="continuous" style:text-overline-mode="continuous" style:text-line-through-mode="continuous" style:font-weight-asian="normal" style:font-style-complex="italic" style:font-weight-complex="normal"/>
    </style:style>
    <style:style style:name="T28" style:family="text">
      <style:text-properties officeooo:rsid="0010ed0f"/>
    </style:style>
    <style:style style:name="T29" style:family="text">
      <style:text-properties officeooo:rsid="0010ed0f" fo:background-color="#ffff00" loext:char-shading-value="0"/>
    </style:style>
    <style:style style:name="T30" style:family="text">
      <style:text-properties officeooo:rsid="00159dd8"/>
    </style:style>
    <style:style style:name="Sect1" style:family="section">
      <style:section-properties text:dont-balance-text-columns="false" style:editable="false">
        <style:columns fo:column-count="2" fo:column-gap="0.5in">
          <style:column style:rel-width="32767*" fo:start-indent="0in" fo:end-indent="0.25in"/>
          <style:column style:rel-width="32768*" fo:start-indent="0.25in" fo:end-indent="0in"/>
        </style:columns>
      </style:section-properties>
    </style:style>
    <style:style style:name="Sect2"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style:style style:name="Sect3"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Accelerati<text:span text:style-name="T30">ng </text:span>Deep Reinforcement Learning via <text:span text:style-name="T30">Imitation Learning <text:s/></text:span></text:p>
      <text:section text:style-name="Sect1" text:name="TextSection">
        <text:p text:style-name="P24"><text:span text:style-name="T2">Xiao Lei Zhang</text:span><text:span text:style-name="T1"><text:line-break/></text:span><text:span text:style-name="T4">York University</text:span><text:span text:style-name="T7"><text:line-break/></text:span><text:span text:style-name="T8">Toronto</text:span><text:span text:style-name="T1">, C</text:span><text:span text:style-name="T4">anada</text:span><text:span text:style-name="T1"><text:line-break/></text:span><text:span text:style-name="T3">zhang205@</text:span><text:span text:style-name="T5">cse.yorku.ca</text:span></text:p>
        <text:p text:style-name="P20">Anish Agarwal</text:p>
        <text:p text:style-name="P2"><text:span text:style-name="T10">University of Waterloo</text:span><text:span text:style-name="T7"><text:line-break/></text:span><text:span text:style-name="T9">Fremont, California</text:span><text:span text:style-name="T1"><text:line-break/></text:span><text:span text:style-name="T6">a22agarw@outlook.com</text:span></text:p>
      </text:section>
      <text:section text:style-name="Sect1" text:name="Section1">
        <text:p text:style-name="Standard"/>
        <text:p text:style-name="Standard"/>
        <text:p text:style-name="P3"/>
      </text:section>
      <text:section text:style-name="Sect2" text:name="Section2">
        <text:p text:style-name="P9"><text:span text:style-name="T12">Abstract</text:span>—This electronic document is a “live” template and already defines the components of your paper [title, text, heads, etc.] in its style sheet. <text:s/><text:span text:style-name="T11">*CRITICAL: <text:s/>Do</text:span><text:span text:style-name="T13"> </text:span><text:span text:style-name="T11">Not</text:span><text:span text:style-name="T13"> </text:span><text:span text:style-name="T11">Use</text:span><text:span text:style-name="T13"> </text:span><text:span text:style-name="T11">Symbols,</text:span><text:span text:style-name="T13"> </text:span><text:span text:style-name="T11">Special</text:span><text:span text:style-name="T13"> </text:span><text:span text:style-name="T11">Characters,</text:span><text:span text:style-name="T13"> Footnotes, </text:span><text:span text:style-name="T11">or</text:span><text:span text:style-name="T13"> </text:span><text:span text:style-name="T11">Math</text:span><text:span text:style-name="T13"> </text:span><text:span text:style-name="T11">in</text:span><text:span text:style-name="T13"> Paper </text:span><text:span text:style-name="T11">Title</text:span><text:span text:style-name="T13"> o</text:span><text:span text:style-name="T11">r</text:span><text:span text:style-name="T13"> </text:span><text:span text:style-name="T11">Abstract</text:span>. <text:span text:style-name="T15">(</text:span><text:span text:style-name="T14">Abstract</text:span><text:span text:style-name="T15">)</text:span></text:p>
        <text:p text:style-name="P8"><text:span text:style-name="T15">Implementation is located at: </text:span><text:span text:style-name="T27"><text:s/></text:span><text:a xlink:type="simple" xlink:href="https://github.com/veda-s4dhak/Cartpole-Imitiation-Learning" text:style-name="Internet_20_link" text:visited-style-name="Visited_20_Internet_20_Link"><text:span text:style-name="T15">https://github.com/veda-s4dhak/Cartpole-Imitiation-Learning</text:span></text:a></text:p>
        <text:p text:style-name="Keywords">Keywords—<text:span text:style-name="T21">imitation learning, deep reinforcement learning, deep q-learning, behavioral cloning</text:span></text:p>
        <text:list xml:id="list2891863342" text:style-name="WWNum4">
          <text:list-item>
            <text:h text:style-name="P25" text:outline-level="1">Introduction</text:h>
          </text:list-item>
        </text:list>
        <text:p text:style-name="P12">Imitation learning research has focused on improved the process of imitation. Within this process of <text:s/>imitation research has focused on modelling the behaviour of the expert system or focused on modelling the reward function which best approximates the expert system’s behaviour. </text:p>
        <text:p text:style-name="P12">The performance of an imitation learning system alone is limited by the performance of the expert player. In the ideal sense we want systems who can increase the upper bound of performance by going beyond that of an expert system. To achieve this, imitation learning alone is not sufficient. We are bounded by the limits of supervision.</text:p>
        <text:p text:style-name="P11"><text:span text:style-name="Default_20_Paragraph_20_Font"><text:span text:style-name="T23"/></text:span></text:p>
        <text:p text:style-name="P11"><text:span text:style-name="Default_20_Paragraph_20_Font"><text:span text:style-name="T23">Current fully unsupervised deep learning systems which have performance beyond known expert systems have been designed using reinforcement learning, where machines are learning from direct environment interaction</text:span></text:span><text:span text:style-name="Default_20_Paragraph_20_Font"><text:span text:style-name="T24">. Reinforcement learning however requires quite a bit of training period till the neural netwo</text:span></text:span><text:span text:style-name="Default_20_Paragraph_20_Font"><text:span text:style-name="T26">rk r</text:span></text:span><text:span text:style-name="Default_20_Paragraph_20_Font"><text:span text:style-name="T24">eaches expert level performance </text:span></text:span><text:span text:style-name="Default_20_Paragraph_20_Font"><text:span text:style-name="T25">[citation]</text:span></text:span><text:span text:style-name="Default_20_Paragraph_20_Font"><text:span text:style-name="T24">.</text:span></text:span><text:span text:style-name="Default_20_Paragraph_20_Font"><text:span text:style-name="T23"> This is exacerbated in increasingly complex environments. </text:span></text:span></text:p>
        <text:p text:style-name="P12"/>
        <text:p text:style-name="P12">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In this paper we consider this augmentation. We use traditional imitation learning approaches as a precursor to deep reinforcement learning. A deep neural network first imitates an expert system and then is allowed to reinforce directly through the environment.</text:p>
        <text:p text:style-name="P12"/>
        <text:p text:style-name="P12">The variation of imitation learning we are applying is Behavioural Cloning [citation] via Forward Learning [citation]. <text:span text:style-name="T22">We use Behavioural Cloning instead of Inverse Reinforcement Learning [citation] since the training model is more transferrable to reinforcement learning. Since the reward function during reinforcement is exactly defined it is not useful to create a prior definition of the reward function. We use forward learning since it generates a non-stationary policy.</text:span> This is conducive to scenarios where an expert player is readily available.</text:p>
        <text:p text:style-name="P12"/>
        <text:p text:style-name="P12">We use a standard Deep Q-Learning model with a modified error function to first compute imitation error and subsequently compute reinforcement error.</text:p>
        <text:p text:style-name="P10"/>
        <text:list xml:id="list165224226578096" text:continue-numbering="true" text:style-name="WWNum4">
          <text:list-item>
            <text:h text:style-name="P26" text:outline-level="1">Concept? </text:h>
          </text:list-item>
        </text:list>
        <text:p text:style-name="P7">Explain the concept Behavioural Cloning with Forward Learning followed by Deep Q-Learning</text:p>
        <text:list xml:id="list165224623456825" text:continue-numbering="true" text:style-name="WWNum4">
          <text:list-item>
            <text:list>
              <text:list-item>
                <text:h text:style-name="P23" text:outline-level="2">Behavioural Cloning with Forward Learning</text:h>
              </text:list-item>
            </text:list>
          </text:list-item>
        </text:list>
        <text:p text:style-name="P6">Add explanatoin and mathematical framework for behavioural cloning with forward learning. Also add explanatoin and mathematical framework for PID.</text:p>
        <text:list xml:id="list165223957829387" text:continue-numbering="true" text:style-name="WWNum4">
          <text:list-item>
            <text:list>
              <text:list-item>
                <text:h text:style-name="P23" text:outline-level="2">Deep Q-Learning </text:h>
              </text:list-item>
            </text:list>
          </text:list-item>
        </text:list>
        <text:p text:style-name="P6">Add explanation and mathematical framewok for deep q-learning.</text:p>
        <text:list xml:id="list165224004982557" text:continue-numbering="true" text:style-name="WWNum4">
          <text:list-item>
            <text:h text:style-name="P26" text:outline-level="1">Implementation</text:h>
          </text:list-item>
        </text:list>
        <text:p text:style-name="P17"><text:span text:style-name="T28">Explain the </text:span><text:span text:style-name="T29">mechanics </text:span><text:span text:style-name="T28">of the cartpole project and neural netowork </text:span><text:span text:style-name="T17">training</text:span></text:p>
        <text:p text:style-name="P15"><text:span text:style-name="T16">1) What is cartpole and why (ease of expert → PID)?</text:span></text:p>
        <text:p text:style-name="P15"><text:span text:style-name="T16">2) Reward function modification</text:span></text:p>
        <text:p text:style-name="P15"><text:span text:style-name="T16">3) Neural Network?</text:span></text:p>
        <text:p text:style-name="P15"><text:span text:style-name="T16">4) How does imitation work? </text:span></text:p>
        <text:p text:style-name="P15"><text:span text:style-name="T16">5) How does RL work?</text:span></text:p>
        <text:p text:style-name="P16">6) Draw out the neural network</text:p>
        <text:p text:style-name="P16">7) What worked in training and what didnt work</text:p>
        <text:p text:style-name="P16">Someone should be able to read this and understand our Github project</text:p>
        <text:p text:style-name="P19"/>
        <text:list xml:id="list165225610674680" text:continue-numbering="true" text:style-name="WWNum4">
          <text:list-item>
            <text:h text:style-name="P27" text:outline-level="1">Results</text:h>
          </text:list-item>
        </text:list>
        <text:p text:style-name="P18">1) Performance of Standard DQN (graphs and weights chart)</text:p>
        <text:p text:style-name="P18">2) Expert Player Performance (PID) (graphs and weights chart)</text:p>
        <text:p text:style-name="P18">3) Reinforcement Learning w/ Behavioural Cloning Performance (graphs and weights chart)</text:p>
        <text:list xml:id="list165223925839472" text:continue-numbering="true" text:style-name="WWNum4">
          <text:list-item>
            <text:h text:style-name="P28" text:outline-level="1"><text:soft-page-break/>Conclusion</text:h>
          </text:list-item>
        </text:list>
        <text:p text:style-name="P13">After the text edit has been completed, the paper is ready for the template. Duplicate the template file by using the Save As command, and use the naming convention prescribed by your conference for the name of your paper. In this newly created file, highlight all of the contents and import your prepared text file. You are now ready to style your paper; use the scroll down window on the left of the MS Word Formatting toolbar.</text:p>
        <text:h text:style-name="Heading_20_5" text:outline-level="5">Acknowledgment <text:span text:style-name="T12">(</text:span><text:span text:style-name="T18">Heading 5</text:span><text:span text:style-name="T12">)</text:span></text:h>
        <text:p text:style-name="P14">We acknowledge ourselves. We very much thank our selves for self funding our and lives and allowing us to focus in a decidated manner this project. We are gratefull to Anish and Xiao Lei for ther resioures to this project. Also shoutout to Geoof Hinton, Ian Goodfellow, Yan Lecun and Demis Hassabis for this inspiration in this field.</text:p>
        <text:h text:style-name="Heading_20_5" text:outline-level="5">References</text:h>
        <text:list xml:id="list973240654" text:style-name="WWNum8">
          <text:list-item>
            <text:p text:style-name="P21">G. Eason, B. Noble, and I. N. Sneddon, “On certain integrals of Lipschitz-Hankel type involving products of Bessel functions,” Phil. Trans. Roy. Soc. London, vol. A247, pp. 529–551, April 1955. <text:span text:style-name="T12">(references)</text:span></text:p>
          </text:list-item>
          <text:list-item>
            <text:p text:style-name="P21">J. Clerk Maxwell, A Treatise on Electricity and Magnetism, 3rd ed., vol. 2. Oxford: Clarendon, 1892, pp.68–73.</text:p>
          </text:list-item>
          <text:list-item>
            <text:p text:style-name="P21">I. S. Jacobs and C. P. Bean, “Fine particles, thin films and exchange anisotropy,” in Magnetism, vol. III, G. T. Rado and H. Suhl, Eds. New York: Academic, 1963, pp. 271–350.</text:p>
          </text:list-item>
          <text:list-item>
            <text:p text:style-name="P21">K. Elissa, “Title of paper if known,” unpublished.</text:p>
          </text:list-item>
          <text:list-item>
            <text:p text:style-name="P21">R. Nicole, “Title of paper with only first word capitalized,” J. Name Stand. Abbrev., in press.</text:p>
          </text:list-item>
          <text:list-item>
            <text:p text:style-name="P21">Y. Yorozu, M. Hirano, K. Oka, and Y. Tagawa, “Electron spectroscopy studies on magneto-optical media and plastic substrate interface,” IEEE Transl. J. Magn. Japan, vol. 2, pp. 740–741, August 1987 [Digests 9th Annual Conf. Magnetics Japan, p. 301, 1982].</text:p>
          </text:list-item>
          <text:list-item>
            <text:p text:style-name="P21">M. Young, The Technical Writer’s Handbook. Mill Valley, CA: University Science, 1989.</text:p>
          </text:list-item>
        </text:list>
        <text:p text:style-name="P4"/>
        <text:p text:style-name="P5"><text:span text:style-name="T19">IEEE conference templates contain guidance text for composing and formatting conference papers. Please ensure that all template text is removed from your conference paper prior to submission to the conference. Failure to remove template text from your paper </text:span><text:span text:style-name="T20">may</text:span><text:span text:style-name="T19"> result in your paper not being published.</text:span></text:p>
      </text:section>
      <text:section text:style-name="Sect3" text:name="Section3">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FMono-Regular" svg:font-family="SFMono-Regular, Consolas, 'Liberation Mono', Menlo, monospac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center"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0835in" loext:contextual-spacing="false" fo:line-height="95%" fo:text-align="justify" style:justify-single-word="false" fo:text-indent="0.2in" style:auto-text-indent="false">
        <style:tab-stops>
          <style:tab-stop style:position="0.2in"/>
        </style:tab-stops>
      </style:paragraph-properties>
      <style:text-properties fo:letter-spacing="-0.0008in" style:rfc-language-tag="x-none" style:rfc-language-tag-asian="x-non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loext:contextual-spacing="false"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text-align="start" style:justify-single-word="false" fo:keep-together="always" fo:keep-with-next="always">
        <style:tab-stops>
          <style:tab-stop style:position="0.2in"/>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loext:contextual-spacing="false" fo:text-align="justify" style:justify-single-word="false" fo:text-indent="0.35in" style:auto-text-indent="false">
        <style:tab-stops>
          <style:tab-stop style:position="0.5in"/>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style>
    <style:style style:name="Abstract" style:family="paragraph" style:default-outline-level="">
      <style:paragraph-properties fo:margin-left="0in" fo:margin-right="0in" fo:margin-top="0in" fo:margin-bottom="0.139in" loext:contextual-spacing="false" fo:text-align="justify" style:justify-single-word="false" fo:orphans="2" fo:widows="2" fo:text-indent="0.189in" style:auto-text-indent="false" style:writing-mode="lr-tb"/>
      <style:text-properties fo:font-size="9pt" fo:font-weight="bold" style:font-size-asian="9pt" style:font-weight-asian="bold" style:font-size-complex="9pt" style:font-weight-complex="bold"/>
    </style:style>
    <style:style style:name="Affiliation" style:family="paragraph" style:default-outline-level="">
      <style:paragraph-properties fo:text-align="center" style:justify-single-word="false" fo:orphans="2" fo:widows="2" style:writing-mode="lr-tb"/>
    </style:style>
    <style:style style:name="Author" style:family="paragraph" style:default-outline-level="">
      <style:paragraph-properties fo:margin-top="0.25in" fo:margin-bottom="0.028in" loext: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default-outline-level="">
      <style:paragraph-properties fo:margin-left="0.4in" fo:margin-right="0in" fo:text-indent="-0.2in" style:auto-text-indent="false">
        <style:tab-stops/>
      </style:paragraph-properties>
    </style:style>
    <style:style style:name="equation" style:family="paragraph" style:parent-style-name="Standard" style:default-outline-level="">
      <style:paragraph-properties fo:margin-top="0.1665in" fo:margin-bottom="0.1665in" loext: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name-complex="Symbol1" style:font-family-complex="Symbol" style:font-family-generic-complex="system" style:font-pitch-complex="variabl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text-indent="0in" style:auto-text-indent="false" style:writing-mode="lr-tb">
        <style:tab-stops>
          <style:tab-stop style:position="0.3701in"/>
        </style:tab-stops>
      </style:paragraph-properties>
      <style:text-properties fo:font-size="8pt" style:font-size-asian="8pt" style:font-size-complex="8pt"/>
    </style:style>
    <style:style style:name="footnote" style:family="paragraph" style:default-outline-level="">
      <style:paragraph-properties fo:margin-top="0in" fo:margin-bottom="0.028in" loext: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default-outline-level="">
      <style:paragraph-properties fo:margin-top="0in" fo:margin-bottom="0.0835in" loext: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default-outline-level="">
      <style:paragraph-properties fo:margin-top="0in" fo:margin-bottom="0.0835in" loext: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default-outline-level="">
      <style:paragraph-properties fo:margin-top="0in" fo:margin-bottom="0.0346in" loext:contextual-spacing="false" fo:line-height="0.1252in"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default-outline-level="">
      <style:paragraph-properties fo:margin-left="0in" fo:margin-right="0in" fo:text-align="start" style:justify-single-word="false" fo:orphans="2" fo:widows="2" fo:text-indent="0.2in" style:auto-text-indent="false" fo:padding-left="0in" fo:padding-right="0in" fo:padding-top="0.028in" fo:padding-bottom="0in"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style:writing-mode="lr-tb"/>
      <style:text-properties fo:font-size="8pt" style:font-size-asian="8pt" style:font-size-complex="8pt"/>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text-indent="-0.0201in" style:auto-text-indent="false" style:writing-mode="lr-tb"/>
      <style:text-properties fo:font-size="6pt" style:font-size-asian="6pt" style:font-size-complex="6pt"/>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0693in" fo:margin-bottom="0.1in" loext:contextual-spacing="false" fo:line-height="115%"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fo:hyphenation-remain-char-count="2" fo:hyphenation-push-char-count="2"/>
    </style:style>
    <style:style style:name="Default_20_Paragraph_20_Font" style:display-name="Default Paragraph Font" style:family="text"/>
    <style:style style:name="Body_20_Text_20_Char" style:display-name="Body Text Char" style:family="text">
      <style:text-properties fo:letter-spacing="-0.0008in" style:rfc-language-tag="x-none" style:rfc-language-tag-asian="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use-window-font-color="tru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variant="normal" fo:text-transform="none" fo:color="#000000" style:text-line-through-style="none" style:text-line-through-type="none" style:text-position="super 58%"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6" style:display-name="ListLabel 56"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style:use-window-font-color="true" style:text-line-through-style="none" style:text-line-through-type="none" style:text-position="super 58%" fo:font-size="8pt" fo:letter-spacing="normal" fo:font-style="normal" fo:font-weight="normal" style:letter-kerning="false" style:font-size-asian="8pt" style:font-style-asian="normal" style:font-weight-asian="normal" style:text-scale="100%"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46"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ListLabel_20_47"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ListLabel_20_48"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ListLabel_20_49"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45in" fo:text-indent="-0.25in" fo:margin-left="0.4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23"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2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25"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26"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27"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8"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0"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32"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33"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3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35"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36"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7"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9"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0"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1"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42"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3"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5"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9"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0"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51"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52"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53"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5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5"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56"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57"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5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3" text:style-name="ListLabel_20_67"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style-name="Regular" style:font-pitch="fixed"/>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charset="x-symbol"/>
      </text:list-level-style-bullet>
      <text:list-level-style-bullet text:level="7" text:style-name="ListLabel_20_68"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style-name="Regular" style:font-pitch="fixed"/>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69"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8.2681in" fo:page-height="11.6929in" style:num-format="1" style:print-orientation="portrait" fo:margin-top="0.3752in" fo:margin-bottom="1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style:page-layout style:name="Mpm2">
      <style:page-layout-properties fo:page-width="8.2681in" fo:page-height="11.6929in" style:num-format="1" style:print-orientation="portrait" fo:margin-top="0.3752in" fo:margin-bottom="0.5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footer>
        <text:p text:style-name="MP1">XXX-X-XXXX-XXXX-X/XX/$XX.00 ©20XX IEE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editing-cycles>15</meta:editing-cycles>
    <meta:creation-date>2019-01-08T18:42:00</meta:creation-date>
    <dc:date>2020-01-24T16:52:19.010000000</dc:date>
    <meta:editing-duration>PT43M34S</meta:editing-duration>
    <meta:generator>LibreOffice/6.2.8.2$Windows_X86_64 LibreOffice_project/f82ddfca21ebc1e222a662a32b25c0c9d20169ee</meta:generator>
    <meta:document-statistic meta:table-count="0" meta:image-count="0" meta:object-count="0" meta:page-count="2" meta:paragraph-count="48" meta:word-count="927" meta:character-count="6115" meta:non-whitespace-character-count="5245"/>
  </office:meta>
</office:document-meta>
</file>